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0400000004819E0D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499cm" fo:margin-right="0.499cm" fo:text-align="center" style:justify-single-word="false" fo:text-indent="0cm" style:auto-text-indent="false" style:page-number="auto"/>
      <style:text-properties officeooo:paragraph-rsid="0020a68e"/>
    </style:style>
    <style:style style:name="T1" style:family="text">
      <style:text-properties officeooo:rsid="001601c8"/>
    </style:style>
    <style:style style:name="fr1" style:family="graphic" style:parent-style-name="Graphics">
      <style:graphic-properties fo:margin-left="1cm" fo:margin-right="1cm" fo:margin-top="0.499cm" fo:margin-bottom="0.499cm" style:vertical-pos="middle" style:vertical-rel="baseline" style:horizontal-pos="center" style:horizontal-rel="paragraph" fo:background-color="#888a85" style:background-transparency="0%" draw:fill="gradient" draw:fill-gradient-name="Tango_20_Gray" draw:fill-image-width="0cm" draw:fill-image-height="0cm" fo:padding="0.499cm" fo:border="2.01pt dashed #ff0000" style:shadow="#b2b2b2 0.3cm 0.3cm" draw:shadow-opacity="100%" style:mirror="none" fo:clip="rect(0.079cm, 0.079cm, 0.079cm, 0.079cm)" draw:luminance="0%" draw:contrast="0%" draw:red="0%" draw:green="0%" draw:blue="0%" draw:gamma="100%" draw:color-inversion="false" draw:image-opacity="9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mage: </text:span><text:span text:style-name="T1"><draw:a xlink:type="simple" xlink:href="http://www.google.com/" office:name="goooogoole" office:target-frame-name="_self" xlink:show="replace"><draw:frame draw:style-name="fr1" draw:name="Text" text:anchor-type="as-char" svg:width="7.001cm" svg:height="7.001cm" draw:z-index="0"><draw:image xlink:href="Pictures/100000000000000400000004819E0DB4.png" xlink:type="simple" xlink:show="embed" xlink:actuate="onLoad"/><draw:image-map><draw:area-polygon xlink:href="http://www.microsoft.com/" xlink:type="simple" office:target-frame-name="_self" xlink:show="replace" svg:x="0cm" svg:y="0cm" svg:width="0.249cm" svg:height="0.239cm" svg:viewBox="0 0 249 239" draw:points="498,1034 489,1034 481,1033 473,1032 465,1030 458,1028 450,1025 443,1022 435,1018 428,1014 421,1009 415,1004 409,999 404,994 399,988 394,981 390,974 386,967 382,960 379,953 377,945 375,938 374,930 373,923 373,915 373,906 374,899 375,891 377,884 379,876 382,869 386,862 390,855 394,848 399,841 404,835 409,830 415,825 421,820 428,815 435,811 443,807 450,804 458,801 465,799 473,797 481,796 489,795 497,795 506,795 514,796 522,797 530,799 537,801 545,804 552,807 560,811 567,815 574,820 580,825 586,830 591,835 596,841 601,848 605,855 609,862 613,869 616,876 618,884 620,891 621,899 622,906 622,914 622,923 621,930 620,938 618,945 616,953 613,960 609,967 605,974 601,981 596,988 591,994 586,999 580,1004 574,1009 567,1014 560,1018 552,1022 545,1025 537,1028 530,1030 522,1032 514,1033 506,1034"><svg:title>microsoft</svg:title></draw:area-polygon></draw:image-map><svg:title>Four colors</svg:title><svg:desc>There are four colors</svg:desc></draw:frame></draw:a></text:span><text:span text:style-name="T1">Af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opacity draw:name="Transparency_20_1" draw:display-name="Transparency 1" draw:style="axial"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DejaVu Sans"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DejaVu Sans"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ž Vajngerl</meta:initial-creator>
    <meta:creation-date>2014-09-19T19:15:30.852355078</meta:creation-date>
    <dc:date>2014-09-20T15:36:52.680774347</dc:date>
    <meta:editing-duration>PT14M27S</meta:editing-duration>
    <meta:editing-cycles>18</meta:editing-cycles>
    <meta:generator>LibreOfficeDev/4.4.0.0.alpha0$Linux_X86_64 LibreOffice_project/38deb7e53b01e3636b8049ba016f4cb903526ad4</meta:generator>
    <meta:document-statistic meta:table-count="0" meta:image-count="1" meta:object-count="0" meta:page-count="1" meta:paragraph-count="1" meta:word-count="2" meta:character-count="13" meta:non-whitespace-character-count="12"/>
  </office:meta>
</office:document-meta>
</file>